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LiSong Pro Light"/>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2">陳真</text:span><text:s/>  |  2019.07.02 02:57   |   <text:a xlink:type="simple" xlink:href="http://palinfo.habago.org/Entry?Command=Information_PrintForum&amp;iPage=1#FORUM37621"><text:span text:style-name="T1">#</text:span></text:a></text:p>
      <text:p text:style-name="P6">卡韓政變<text:span text:style-name="T3"><text:s/>(101)</text:span>：別想佔了韓流的便宜又賣乖<text:span text:style-name="T3"><text:s/><text:line-break/><text:line-break/></text:span>陳真<text:span text:style-name="T3"><text:s/>2019. 07. 02. <text:line-break/><text:line-break/><text:line-break/></text:span>報載：<text:span text:style-name="T3"><text:s/><text:line-break/><text:line-break/>"</text:span>國民黨下周日<text:span text:style-name="T3">(7</text:span>月<text:span text:style-name="T3">7</text:span>日<text:span text:style-name="T3">)</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3">"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3"><text:s/><text:line-break/><text:line-break/></text:span>國民黨的權貴<text:span text:style-name="T3">(</text:span>或說菁英<text:span text:style-name="T3">)</text:span>色彩很重，跟基層始終離得很遠，向來不屑跟群眾為伍<text:span text:style-name="T3"><text:s/>(</text:span>韓國瑜是唯一例外<text:span text:style-name="T3">)</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3"><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3"><text:s/>"</text:span>綠<text:span text:style-name="T3">"</text:span>，黨外血統純正，社運先軀，民主先烈，卻幫藍營發聲<text:span text:style-name="T3">20</text:span>幾年，至今不曾有任何藍營的當權者跑來找我。反之，今天假若我是為綠營發聲，保證局面絕不是這樣。<text:span text:style-name="T3"><text:s/><text:line-break/><text:line-break/></text:span>我想說的是，當我看到報紙寫說國民黨<text:span text:style-name="T3">7</text:span>月<text:span text:style-name="T3">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3"><text:s/><text:line-break/><text:line-break/></text:span>韓粉支持的是韓國瑜，不全然支持國民黨，但是國民黨目前的當權者卻擺明是郭董企業的員工，韓粉別傻到去幫選舉過程中極其卑劣無恥的郭董抬轎。<text:span text:style-name="T3"><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3"><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3"><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3"><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2">王立雯</text:span><text:s/>  |  2019.07.02 00:26   |   <text:a xlink:type="simple" xlink:href="http://palinfo.habago.org/Entry?Command=Information_PrintForum&amp;iPage=1#FORUM37620"><text:span text:style-name="T1">#</text:span></text:a></text:p>
      <text:p text:style-name="P7"><text:span text:style-name="T2">不好意思，第二則新聞出處的網址為</text:span><text:s/><text:line-break/>https://udn.com/news/story/120536/3892120 <text:line-break/><text:line-break/><text:span text:style-name="T2">忘了貼上來源，在此補上。</text:span><text:s/></text:p>
      <text:p text:style-name="P5"><text:span text:style-name="T2">王立雯</text:span><text:s/>  |  2019.07.02 00:18   |   <text:a xlink:type="simple" xlink:href="http://palinfo.habago.org/Entry?Command=Information_PrintForum&amp;iPage=1#FORUM37619"><text:span text:style-name="T1">#</text:span></text:a></text:p>
      <text:p text:style-name="P6"><text:span text:style-name="T3">&lt;</text:span>卡韓有感而發<text:span text:style-name="T3">&gt; <text:line-break/></text:span>對於最近罷免韓國瑜連署行動著實感到憤怒、可悲。<text:span text:style-name="T3"><text:s/><text:line-break/></text:span>可以看的出來韓國瑜很努力地想讓高雄變好<text:span text:style-name="T3">,</text:span>致力於高雄市政。<text:span text:style-name="T3"><text:s/><text:line-break/></text:span>簽魚貨蔬果訂單<text:span text:style-name="T3">,</text:span>將高雄貨物賣出、鋪馬路、清汙等<text:span text:style-name="T3">,</text:span>都是讓高雄市民有感的<text:span text:style-name="T3"><text:s/><text:line-break/></text:span>做了這麼多<text:span text:style-name="T3">,</text:span>還是遭到四面八方的攻擊<text:span text:style-name="T3">,</text:span>甚至發起罷免韓國瑜的連署活動。<text:span text:style-name="T3"><text:s/><text:line-break/></text:span>至於那些真正尸位素餐<text:span text:style-name="T3">,</text:span>貪得無厭的政客反而高枕無憂<text:span text:style-name="T3"><text:s/><text:line-break/><text:line-break/></text:span>曾經和朋友談到政治<text:span text:style-name="T3">(</text:span>當時的總統是馬英九<text:span text:style-name="T3">), <text:line-break/></text:span>深綠的朋友說<text:span text:style-name="T3">,</text:span>馬英九卸任後一定會逃到美國去<text:span text:style-name="T3">, <text:line-break/></text:span>我當時聽了實在覺得很無言<text:span text:style-name="T3">,</text:span>我說這事不可能。<text:span text:style-name="T3"><text:s/><text:line-break/></text:span>我一直以為大家<text:span text:style-name="T3">(</text:span>包括綠營的人<text:span text:style-name="T3">)</text:span>都明白綠營拿國民黨賣台、統獨等議題操弄選舉，這是眾所皆知的<text:span text:style-name="T3">,</text:span>很明顯的是為了選票。<text:span text:style-name="T3"><text:s/><text:line-break/></text:span>結果<text:span text:style-name="T3">,</text:span>這位深綠的朋友說出這樣的話<text:span text:style-name="T3">, <text:line-break/></text:span>讓我明白，也很驚訝，原來真的有<text:span text:style-name="T3">(</text:span>綠營的<text:span text:style-name="T3">)</text:span>人打從心裡深信民進黨這些荒謬的政治語言<text:span text:style-name="T3">,</text:span>更遑論阿扁的建國基金一說。<text:span text:style-name="T3"><text:s/><text:line-break/><text:line-break/></text:span>最近<text:span text:style-name="T3">,</text:span>韓國瑜頒獎給學生時<text:span text:style-name="T3">,</text:span>遭到幾位學生諷刺<text:span text:style-name="T3">,</text:span>其中有位拿著<text:span text:style-name="T3">"</text:span>為什麼愛說謊<text:span text:style-name="T3">"</text:span>的書<text:span text:style-name="T3">, <text:line-break/></text:span>此書因此在博客來網站大賣。<text:span text:style-name="T3"><text:s/><text:line-break/></text:span>然後又看到臉書朋友語帶諷刺地分享了博客來網站的連結<text:span text:style-name="T3">:"</text:span>對不起，它真的已經絕版！！<text:span text:style-name="T3">" <text:line-break/></text:span>對此甚感得意。<text:span text:style-name="T3"><text:s/><text:line-break/><text:line-break/></text:span>每每看到這些現象<text:span text:style-name="T3">,</text:span>心裡總想著<text:span text:style-name="T3">: <text:line-break/></text:span>真的<text:span text:style-name="T3">,</text:span>很多人總是傷害真正做事的人<text:span text:style-name="T3">,</text:span>而對於真正傷害人民的無恥政客卻反而高聲擁戴。<text:span text:style-name="T3"><text:s/><text:line-break/><text:line-break/>------------------- <text:line-break/></text:span>新聞連結<text:span text:style-name="T3">:https://www.ettoday.net/news/20190624/1474327.htm <text:line-break/><text:line-break/></text:span>學生輪番諷刺韓國瑜<text:span text:style-name="T3"><text:s/></text:span>教師讚：大家全都醒了<text:span text:style-name="T3">...</text:span>多棒！<text:span text:style-name="T3"><text:s/><text:line-break/><text:line-break/></text:span>高雄市長韓國瑜近日在高雄市內的各國高中頒發市長獎，從<text:span text:style-name="T3">19</text:span>日被一名中山國中應屆畢業生嗆聲「不要讓你的感性壓過理性」後，接連幾天都有學生發揮創意嘲諷韓國瑜。港和國小教師劉育豪稱讚，「畢業典禮何其無聊，這麼一搞，大家全都醒了，多棒」。<text:span text:style-name="T3"><text:s/><text:line-break/><text:line-break/></text:span>劉育豪昨（<text:span text:style-name="T3">24</text:span>）日在臉書上提出<text:span text:style-name="T3">4</text:span>點思考，第一，認為市長與學生在面對權力上的巨大落差時，用文化干擾是種可行形式，在無聊的畢業典禮上，讓大家全都「醒了」。第二，從<text:span text:style-name="T3">19</text:span>日那天中山國中學生的經驗可以發現，直接發言會被撥開、「溜之大吉」衣服穿在身上會提早被看到，所以拿著書的隱蔽性最高，完全出其不意，這是形式的進步，也呈現了孩子的創意能量完全強壓大人。<text:span text:style-name="T3"><text:s/><text:line-break/><text:line-break/></text:span>第三，今年的國三、高三畢業生在<text:span text:style-name="T3">2</text:span>至<text:span text:style-name="T3">5</text:span>年後即有投票權，劉育豪說「我可以大膽預估，只要明年總統大選不落入<text:span text:style-name="T3">KMT</text:span>手中，未來會是長期的綠色執政」。第四，以性別角度觀之，嗆聲者目前還沒有女生的現身，劉育豪認為，這或許反應出「政治乃男人之事，女人最好莫涉」刻板文化。他最後呼籲「反骨女孩兒快點站出來」。<text:span text:style-name="T3"><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3"><text:s/><text:line-break/><text:line-break/></text:span>劉育豪認為，韓國瑜雖然還沒讓高雄發大財，倒是已經促發各國高中學生積極上進的讀書動力，因為未來幾年拿得到模範生或市長獎的孩子，都有「成名<text:span text:style-name="T3">15</text:span>分鐘」的機會。並補充道，「不要說嗆韓的孩子是在跟流行，事實上那需要多少勇氣，就算有機會也不敢做的你是不會懂的」。<text:span text:style-name="T3"><text:s/></text:span></text:p>
      <text:p text:style-name="P5"><text:span text:style-name="T2">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3"><text:s/><text:line-break/></text:span>所以教國小四十年，我已經養成一種態度：看到任何事物，腦海會自動搜尋它與國小課程的相關性，分門別類地納入整體教材之中。<text:span text:style-name="T3"><text:s/><text:line-break/><text:line-break/></text:span>這個過程並非簡單的分類，而是極為複雜的轉化。<text:span text:style-name="T3"><text:s/><text:line-break/><text:line-break/></text:span>這個事件的知識與概念何在？<text:span text:style-name="T3"><text:s/><text:line-break/></text:span>從國小一年級到六年級，在不同學習階段與那些課程相關？<text:span text:style-name="T3"><text:s/><text:line-break/></text:span>在不同年級該如何轉化？<text:span text:style-name="T3"><text:s/><text:line-break/></text:span>在生活新聞與歷史上有那些真實的例子可以對照比較？<text:span text:style-name="T3"><text:s/><text:line-break/></text:span>相關的文學藝術美感創作呢？<text:span text:style-name="T3"><text:s/><text:line-break/></text:span>引導的起手式和順序如何排列？<text:span text:style-name="T3"><text:s/><text:line-break/></text:span>學生可能有哪些反應、問題？<text:span text:style-name="T3"><text:s/><text:line-break/></text:span>在鬆散的課堂上又如何歸納到大目標與整體課程？<text:span text:style-name="T3"><text:s/><text:line-break/></text:span>和課程前置如何連結？<text:span text:style-name="T3"><text:s/><text:line-break/></text:span>後續又與哪個概念相關？<text:span text:style-name="T3"><text:s/><text:line-break/></text:span>我如何取捨一切？<text:span text:style-name="T3"><text:s/><text:line-break/><text:line-break/></text:span>這種思考久了當然也會逐漸形成另一個自我質疑：<text:span text:style-name="T3"><text:s/><text:line-break/></text:span>我為甚麼如此取捨、選擇，這樣編寫課程與教材教法？<text:span text:style-name="T3"><text:s/><text:line-break/></text:span>從幼稚園大班到國中後的相互銜接，整體國小教育的目標何在？<text:span text:style-name="T3"><text:s/><text:line-break/></text:span>學生的身心發展如何與這事件的課程相關？<text:span text:style-name="T3"><text:s/><text:line-break/><text:line-break/></text:span>不是從「兒童發展心理學」課本上讀過就夠了，課堂擺在我前面，睜著清亮或黯淡眼光的孩子們，不同家庭情境不同孩子的內心與外在發展，如何與我設計的課程相關？<text:span text:style-name="T3"><text:s/><text:line-break/></text:span>從民國八十四年國小課程標準修訂到九年一貫能力指標，再到課綱的轉變，這些學者的高闊理論，政客的私心，和真實面對學生的我，如何增刪轉換，力求均衡？<text:span text:style-name="T3"><text:s/><text:line-break/><text:line-break/></text:span>睡夢到清醒，腦中的運轉早已自然而然。<text:span text:style-name="T3"><text:s/><text:line-break/><text:line-break/></text:span>對我來說，從四十五年前開始，生命中逐漸只剩下理念、課程、教材與教法。<text:span text:style-name="T3"><text:s/><text:line-break/></text:span>我已經非常久沒有自我的生活，沒有自我的鬆弛與寧靜。<text:span text:style-name="T3"><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3"><text:s/><text:line-break/></text:span>而我所有的生活都被教學的各式問題充塞著，常常無暇顧及她。我帶他去的地方都是為了教學的踏查地點，我和他閱讀的書，都是為了需要給學生閱讀。<text:span text:style-name="T3"><text:s/><text:line-break/></text:span>幸好熊姐溫和而體貼，他很愛我，而且很理性，很努力的幫我倆找方法。<text:span text:style-name="T3"><text:s/><text:line-break/></text:span>這是天命對我最大的恩惠。<text:span text:style-name="T3"><text:s/><text:line-break/><text:line-break/></text:span>我也很難在生活中表達自我，只剩下教育溝通。<text:span text:style-name="T3"><text:s/><text:line-break/></text:span>繪畫是我天賦的表達方式，少年時美感與我是一體的，結婚後為了丈夫而放棄，中年後為了學生而放棄。偶而隨筆塗鴉，呈現的只是惘然。<text:span text:style-name="T3"><text:s/><text:line-break/></text:span>當然都是我自己的選擇。<text:span text:style-name="T3"><text:s/><text:line-break/><text:line-break/></text:span>這並非我不喜歡教學，我喜歡教學，喜歡學生，喜歡師生之間永無窮盡的互動驚喜，深知這是我的天命，我的專業。<text:span text:style-name="T3"><text:s/><text:line-break/></text:span>或者，我認為對國小教師來說，教學與生活本來就無可切割？<text:span text:style-name="T3"><text:s/><text:line-break/></text:span>也不對，教學本來不應該會使教師失去自我與家庭。<text:span text:style-name="T3"><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3"><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3"><text:s/><text:line-break/></text:span>這樣估量起來，國小教師每天最大的課程負擔量，應該不能超過四節課。<text:span text:style-name="T3"><text:s/><text:line-break/></text:span>目前國小教師每星期課程數應該還在二十四堂課以上，還不論導師的留守教室時間。這樣沉重的負擔，不可能讓教師喘息，遑論保有自我，更遑論對課程反省思考設計。<text:span text:style-name="T3"><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3"><text:s/><text:line-break/></text:span>然後給予實務教師充分的時間。<text:span text:style-name="T3"><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3"><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3"><text:s/><text:line-break/><text:line-break/></text:span>這幾十年的教改，一直強調孩子的創意與個性，卻完全忽略教師的創意與個性。<text:span text:style-name="T3"><text:s/><text:line-break/></text:span>台灣在教育上，從來沒有「務本」，不論是根本或是成本。<text:span text:style-name="T3"><text:s/><text:line-break/><text:line-break/></text:span>沒有務本的後果，就是失去教育效果。<text:span text:style-name="T3"><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3"><text:s/><text:line-break/></text:span>教育和洗腦有甚麼不同？現今的國民教育貌似並非灌輸，但所謂創意與個性、快樂學習等等，只是文字技巧的修飾，無能自知自覺的單一價值與方式，本質仍是灌輸。<text:span text:style-name="T3"><text:s/><text:line-break/><text:line-break/></text:span>而人格學習只能在國小建構完成，之後都僅是補充枝節與豐潤，除了極為巨大的衝擊，不會再改變。<text:span text:style-name="T3"><text:s/><text:line-break/></text:span>若是更嚴謹些來看，人格在國小三、四年級之間就定型了，這是從自利個性轉化為均衡群性、本能物慾轉化為心靈自控的階段，沒學習好，只剩下隱藏式的自私，點狀狹隘的惻隱<text:span text:style-name="T3">(</text:span>很愛小貓小狗卻無視路邊的遊民<text:span text:style-name="T3">)</text:span>等等。<text:span text:style-name="T3"><text:s/><text:line-break/><text:line-break/></text:span>一些教育的體悟與感慨，或許很個人，但終究是整體教育中的經驗。<text:span text:style-name="T3"><text:s/><text:line-break/><text:line-break/></text:span>制式國小三十年，大病五年，自學班十年，我老了，今年開的這一個自學國小新班，是我生命中最後一個班級了，五年後教完我都七十歲了，不論對己對群，盡責了。<text:span text:style-name="T3"><text:s/><text:line-break/></text:span>我想把生命中其餘的時間用來陪伴熊姐與家人、朋友，想讀些一直沒時間讀的書，想畫畫圖，寫寫心中醞釀很久的故事。<text:span text:style-name="T3"><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2">陳真</text:span><text:s/>  |  2019.07.01 03:24   |   <text:a xlink:type="simple" xlink:href="http://palinfo.habago.org/Entry?Command=Information_PrintForum&amp;iPage=1#FORUM37617"><text:span text:style-name="T1">#</text:span></text:a></text:p>
      <text:p text:style-name="P6">卡韓政變<text:span text:style-name="T3"><text:s/>(100)</text:span>：非韓投不投？<text:span text:style-name="T3"><text:s/><text:line-break/><text:line-break/></text:span>陳真<text:span text:style-name="T3"><text:s/>2019. 07. 01. <text:line-break/><text:line-break/><text:line-break/></text:span>在過去，人們投票看顏色，或是由各種顏色之中擇一良人，從來不曾針對特定人選決定投或不投。這回選舉很特別，前所未見；非韓不投之聲，甚囂塵上。<text:span text:style-name="T3"><text:s/><text:line-break/><text:line-break/></text:span>我自己是非韓不投，原因無它，因為倘若出現非韓的局面，韓其實就是硬生生被做掉的，我不可能支持任何參與把韓做掉的政黨或人選。<text:span text:style-name="T3"><text:s/><text:line-break/><text:line-break/></text:span>所謂做掉有兩種狀況，一是出奧步，在初選民調上直接動手腳。這點難以驗證，故可忽略，就當做不會有這回事。主要令人反感的是另一種<text:span text:style-name="T3"><text:s/>"</text:span>做掉<text:span text:style-name="T3">" </text:span>方式，亦即打從去年韓國瑜聲勢遙遙領先以來，面臨藍綠兩黨的惡意抹黑與技術性打壓；種種卑劣與齷齪，無日無之，罄竹難書，不擇手段，令人心寒。<text:span text:style-name="T3"><text:s/><text:line-break/><text:line-break/></text:span>也許你會說，用盡卑鄙奧步黑韓卡韓者除綠營之外，主要是郭台銘及吳敦義等一票國民黨權貴與名嘴，與朱立倫和王金平或許關係不大。這話也許沒錯，但我認為：<text:span text:style-name="T3"><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3"><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3"><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3"><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3"><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3"><text:s/>(</text:span>亦即韓流<text:span text:style-name="T3">)</text:span>。<text:span text:style-name="T3"><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3"><text:s/><text:line-break/><text:line-break/></text:span>我寫東西很不喜歡使用太多形容詞，但有些時候似乎就得這樣寫，看能不能讓人們良心發現。<text:span text:style-name="T3"><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3"><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3"><text:s/><text:line-break/><text:line-break/></text:span>這其實也是學姊對我常有的期待。台灣這樣一種社會，這樣一種人民，究竟值不值得一個好人如此赴湯蹈火以命相許？許多時候連我自己也常常感到很懷疑。<text:span text:style-name="T3"><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3"><text:s/><text:line-break/><text:line-break/></text:span>李敖說得對，<text:span text:style-name="T3">"</text:span>我因台灣而小<text:span text:style-name="T3">"</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3"><text:s/><text:line-break/><text:line-break/></text:span>後記：<text:span text:style-name="T3"><text:s/><text:line-break/><text:line-break/></text:span>海內外之中，全世界的範圍裏頭，我最尊敬的一位當代哲學家，同時也是我<text:span text:style-name="T3"><text:s/>"</text:span>失散<text:span text:style-name="T3">" </text:span>十八年的老朋友范光棣老師，一見面就勸我放棄哲學<text:span text:style-name="T3"><text:s/>(</text:span>我早在十八年前就放棄了，也因此才會遇上范光棣，但哲學卻像陰魂不散一樣，始終沒有放過我<text:span text:style-name="T3">)</text:span>，也勸我不要再管政治眾人之事。喜歡老子思想的范老師說，老天爺自然會收拾壞蛋，不勞我們操心。<text:span text:style-name="T3"><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